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weight="bold" style:font-weight-asian="bold" style:font-weight-complex="bold"/>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weight="bold" style:font-weight-asian="bold" style:font-weight-complex="bold"/>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8">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9">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10">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11">
      <style:paragraph-properties fo:margin-top="0in" fo:margin-bottom="0in"/>
    </style:style>
    <style:style style:name="P22" style:family="paragraph" style:parent-style-name="Text_20_body" style:list-style-name="L12">
      <style:paragraph-properties fo:margin-top="0in" fo:margin-bottom="0in"/>
    </style:style>
    <style:style style:name="P23" style:family="paragraph" style:parent-style-name="Text_20_body" style:list-style-name="L13">
      <style:paragraph-properties fo:margin-top="0in" fo:margin-bottom="0in"/>
    </style:style>
  </office:automatic-styles>
  <office:body>
    <office:text>
      <text:h text:style-name="Heading_20_1" text:outline-level="1">Cristóbal Carnero Liñán – Resume</text:h>
      <text:p text:style-name="P1"><text:span text:style-name="T1">“Creativity</text:span><text:span text:style-name="T2"> </text:span><text:span text:style-name="T3">is</text:span><text:span text:style-name="T4"> </text:span><text:span text:style-name="T5">intelligence</text:span><text:span text:style-name="T6"> </text:span><text:span text:style-name="T7">having</text:span><text:span text:style-name="T8"> </text:span><text:span text:style-name="T9">fun.”</text:span> – Albert Einstein</text:p>
      <text:list text:style-name="L1">
        <text:list-item>
          <text:p text:style-name="P2"><text:span text:style-name="T10">Phone:</text:span> +34 655 52 79 11</text:p>
        </text:list-item>
        <text:list-item>
          <text:p text:style-name="P2"><text:span text:style-name="T11">Email:</text:span> <text:a xlink:type="simple" xlink:href="ccarnerolinan@gmail.com" office:name=""><text:span text:style-name="Definition">ccarnerolinan@gmail.com</text:span></text:a></text:p>
        </text:list-item>
        <text:list-item>
          <text:p text:style-name="P2"><text:span text:style-name="T12">Personal</text:span><text:span text:style-name="T13"> </text:span><text:span text:style-name="T14">web:</text:span> <text:a xlink:type="simple" xlink:href="http://cristóbal.com" office:name=""><text:span text:style-name="Definition">http://cristóbal.com</text:span></text:a></text:p>
        </text:list-item>
        <text:list-item>
          <text:p text:style-name="P2"><text:span text:style-name="T15">LinkedIn:</text:span> <text:a xlink:type="simple" xlink:href="http://es.linkedin.com/in/ccarnerolinan/" office:name=""><text:span text:style-name="Definition">http://es.linkedin.com/in/ccarnerolinan/</text:span></text:a></text:p>
        </text:list-item>
        <text:list-item>
          <text:p text:style-name="P2"><text:span text:style-name="T16">Date</text:span><text:span text:style-name="T17"> </text:span><text:span text:style-name="T18">of</text:span><text:span text:style-name="T19"> </text:span><text:span text:style-name="T20">birth:</text:span> 12th February, 1981</text:p>
        </text:list-item>
      </text:list>
      <text:h text:style-name="Heading_20_1" text:outline-level="1">Summary</text:h>
      <text:p text:style-name="First_20_paragraph">More than 10 years of professional experience in the software industry and university research groups. Expertise in develop, deploy and manage server-side software and web services.</text:p>
      <text:h text:style-name="Heading_20_1" text:outline-level="1">Education</text:h>
      <text:list text:style-name="L2">
        <text:list-item>
          <text:p text:style-name="P3">2009 – 2011 <text:span text:style-name="T21">Master</text:span><text:span text:style-name="T22"> </text:span><text:span text:style-name="T23">in</text:span><text:span text:style-name="T24"> </text:span><text:span text:style-name="T25">Software</text:span><text:span text:style-name="T26"> </text:span><text:span text:style-name="T27">Engineer</text:span><text:span text:style-name="T28"> </text:span><text:span text:style-name="T29">and</text:span><text:span text:style-name="T30"> </text:span><text:span text:style-name="T31">Artificial</text:span><text:span text:style-name="T32"> </text:span><text:span text:style-name="T33">Intelligence</text:span>, Universidad de Málaga.</text:p>
        </text:list-item>
        <text:list-item>
          <text:p text:style-name="P3">2002 – 2007 <text:span text:style-name="T34">Computer</text:span><text:span text:style-name="T35"> </text:span><text:span text:style-name="T36">and</text:span><text:span text:style-name="T37"> </text:span><text:span text:style-name="T38">Software</text:span><text:span text:style-name="T39"> </text:span><text:span text:style-name="T40">Engineering</text:span>, Universidad de Málaga.</text:p>
          <text:p text:style-name="P4">5-year university degree. Bachelor Thesis approved with Special Distinction.</text:p>
        </text:list-item>
      </text:list>
      <text:h text:style-name="Heading_20_1" text:outline-level="1">Experience</text:h>
      <text:list text:style-name="L3">
        <text:list-item>
          <text:p text:style-name="P5">Since February 2016 <text:span text:style-name="T41">VATIA</text:span><text:span text:style-name="T42"> </text:span><text:span text:style-name="T43">Energía</text:span>, <text:span text:style-name="T44">Software</text:span><text:span text:style-name="T45"> </text:span><text:span text:style-name="T46">Engineering</text:span><text:span text:style-name="T47"> </text:span><text:span text:style-name="T48">Manager</text:span>.</text:p>
          <text:list text:style-name="L4">
            <text:list-item>
              <text:p text:style-name="P6">Web development &amp; DevOps.</text:p>
            </text:list-item>
            <text:list-item>
              <text:p text:style-name="P6">Data analysis.</text:p>
            </text:list-item>
            <text:list-item>
              <text:p text:style-name="P6">Technologies: Node.js, Python, Celery, Django, Pandas, Matplotlib, MongoDB, Ansible, Fabric.</text:p>
            </text:list-item>
          </text:list>
        </text:list-item>
        <text:list-item>
          <text:p text:style-name="P5">July 2015 – February 2016 <text:span text:style-name="T49">VATIA</text:span><text:span text:style-name="T50"> </text:span><text:span text:style-name="T51">Energía</text:span>, <text:span text:style-name="T52">Full</text:span><text:span text:style-name="T53"> </text:span><text:span text:style-name="T54">Stack</text:span><text:span text:style-name="T55"> </text:span><text:span text:style-name="T56">Developer</text:span>.</text:p>
          <text:list text:style-name="L5">
            <text:list-item>
              <text:p text:style-name="P7">Web platform for automatic <text:span text:style-name="T57">Virtual</text:span><text:span text:style-name="T58"> </text:span><text:span text:style-name="T59">Energetic</text:span><text:span text:style-name="T60"> </text:span><text:span text:style-name="T61">Audit</text:span>, <text:span text:style-name="T62">Energetic</text:span><text:span text:style-name="T63"> </text:span><text:span text:style-name="T64">Benchmarking</text:span>, and more.</text:p>
            </text:list-item>
          </text:list>
        </text:list-item>
        <text:list-item>
          <text:p text:style-name="P5">2014 – 2015 <text:span text:style-name="T65">Axafone</text:span>, <text:span text:style-name="T66">Consultant</text:span>.</text:p>
          <text:list text:style-name="L6">
            <text:list-item>
              <text:p text:style-name="P8">Web technology consultancy.</text:p>
            </text:list-item>
            <text:list-item>
              <text:p text:style-name="P8">Customized web crawlers.</text:p>
            </text:list-item>
            <text:list-item>
              <text:p text:style-name="P8">Speaker.</text:p>
            </text:list-item>
          </text:list>
        </text:list-item>
        <text:list-item>
          <text:p text:style-name="P5">2011 – 2013 <text:span text:style-name="T67">Melomics</text:span><text:span text:style-name="T68"> </text:span><text:span text:style-name="T69">Media</text:span>, <text:span text:style-name="T70">Backend</text:span><text:span text:style-name="T71"> </text:span><text:span text:style-name="T72">Developer,</text:span><text:span text:style-name="T73"> </text:span><text:span text:style-name="T74">DevOps</text:span>.</text:p>
          <text:list text:style-name="L7">
            <text:list-item>
              <text:p text:style-name="P9">Server side development and deployment of a massive online music repository, with search, streaming, purchases and public API.</text:p>
            </text:list-item>
            <text:list-item>
              <text:p text:style-name="P9">Administration of cluster of Debian servers.</text:p>
            </text:list-item>
            <text:list-item>
              <text:p text:style-name="P9">Development and deployment of automatic video edition software with additional post-processing capabilities as chroma key, effects, titles, subtitles, publishing,...</text:p>
            </text:list-item>
          </text:list>
        </text:list-item>
        <text:list-item>
          <text:p text:style-name="P5">2009 – 2011 <text:span text:style-name="T75">Universidad</text:span><text:span text:style-name="T76"> </text:span><text:span text:style-name="T77">de</text:span><text:span text:style-name="T78"> </text:span><text:span text:style-name="T79">Málaga</text:span>, <text:span text:style-name="T80">Researcher</text:span>.</text:p>
          <text:p text:style-name="P10">Computer vision research in the department of <text:span text:style-name="T81">“Computational</text:span><text:span text:style-name="T82"> </text:span><text:span text:style-name="T83">Intelligence</text:span><text:span text:style-name="T84"> </text:span><text:span text:style-name="T85">and</text:span><text:span text:style-name="T86"> </text:span><text:span text:style-name="T87">Image</text:span><text:span text:style-name="T88"> </text:span><text:span text:style-name="T89">Analysis”</text:span>, managed by José Muñoz Perez and Enrique Dominguez Merino.</text:p>
        </text:list-item>
        <text:list-item>
          <text:p text:style-name="P5">2007 – 2009 <text:span text:style-name="T90">Tedial</text:span><text:span text:style-name="T91"> </text:span><text:span text:style-name="T92">S.L.</text:span>, <text:span text:style-name="T93">Backend</text:span><text:span text:style-name="T94"> </text:span><text:span text:style-name="T95">Developer,</text:span><text:span text:style-name="T96"> </text:span><text:span text:style-name="T97">System</text:span><text:span text:style-name="T98"> </text:span><text:span text:style-name="T99">Administrator</text:span>.</text:p>
          <text:list text:style-name="L8">
            <text:list-item>
              <text:p text:style-name="P11">Server-side media storage technologies.</text:p>
            </text:list-item>
            <text:list-item>
              <text:p text:style-name="P11">Authentication, authorization, and access control.</text:p>
            </text:list-item>
            <text:list-item>
              <text:p text:style-name="P11">Management of surveillance cameras.</text:p>
            </text:list-item>
            <text:list-item>
              <text:p text:style-name="P11">Deployment of software and administration of several SuSE Enterprise Server installations.</text:p>
            </text:list-item>
          </text:list>
        </text:list-item>
        <text:list-item>
          <text:p text:style-name="P5">2005 – 2006 <text:span text:style-name="T100">Novasoft</text:span>, <text:span text:style-name="T101">Software</text:span><text:span text:style-name="T102"> </text:span><text:span text:style-name="T103">and</text:span><text:span text:style-name="T104"> </text:span><text:span text:style-name="T105">Web</text:span><text:span text:style-name="T106"> </text:span><text:span text:style-name="T107">Developer</text:span>.</text:p>
          <text:p text:style-name="P12">Educational video games.</text:p>
        </text:list-item>
      </text:list>
      <text:h text:style-name="Heading_20_1" text:outline-level="1">Master Thesis</text:h>
      <text:p text:style-name="Definition_20_Term_20_Tight"><text:span text:style-name="T108">Title:</text:span></text:p>
      <text:p text:style-name="Definition_20_Definition_20_Tight"><text:span text:style-name="T109">“Shape</text:span><text:span text:style-name="T110"> </text:span><text:span text:style-name="T111">recognition</text:span><text:span text:style-name="T112"> </text:span><text:span text:style-name="T113">through</text:span><text:span text:style-name="T114"> </text:span><text:span text:style-name="T115">new</text:span><text:span text:style-name="T116"> </text:span><text:span text:style-name="T117">convexity</text:span><text:span text:style-name="T118"> </text:span><text:span text:style-name="T119">descriptors”</text:span></text:p>
      <text:p text:style-name="Definition_20_Term_20_Tight"><text:span text:style-name="T120">Supervisors:</text:span></text:p>
      <text:p text:style-name="Definition_20_Definition_20_Tight">José Muñoz Perez, Enrique Dominguez Merino</text:p>
      <text:p text:style-name="Definition_20_Term_20_Tight"><text:span text:style-name="T121">Description:</text:span></text:p>
      <text:p text:style-name="Definition_20_Definition_20_Tight">For this project several new convexity descriptors were devised. Then they were tested in the recognition of the <text:span text:style-name="T122">American</text:span><text:span text:style-name="T123"> </text:span><text:span text:style-name="T124">Sign</text:span><text:span text:style-name="T125"> </text:span><text:span text:style-name="T126">Language</text:span> used by deaf people.</text:p>
      <text:h text:style-name="Heading_20_1" text:outline-level="1">Bachelor Thesis</text:h>
      <text:p text:style-name="Definition_20_Term_20_Tight"><text:span text:style-name="T127">Title:</text:span></text:p>
      <text:p text:style-name="Definition_20_Definition_20_Tight"><text:span text:style-name="T128">“A</text:span><text:span text:style-name="T129"> </text:span><text:span text:style-name="T130">Video</text:span><text:span text:style-name="T131"> </text:span><text:span text:style-name="T132">Surveillance</text:span><text:span text:style-name="T133"> </text:span><text:span text:style-name="T134">System</text:span><text:span text:style-name="T135"> </text:span><text:span text:style-name="T136">for</text:span><text:span text:style-name="T137"> </text:span><text:span text:style-name="T138">Fall</text:span><text:span text:style-name="T139"> </text:span><text:span text:style-name="T140">Detection”</text:span></text:p>
      <text:p text:style-name="Definition_20_Term_20_Tight"><text:span text:style-name="T141">Supervisors:</text:span></text:p>
      <text:p text:style-name="Definition_20_Definition_20_Tight">José Muñoz Perez</text:p>
      <text:p text:style-name="Definition_20_Term_20_Tight"><text:span text:style-name="T142">Description:</text:span></text:p>
      <text:p text:style-name="Definition_20_Definition_20_Tight">Development of a video surveillance software to automatically detect the fall of persons.</text:p>
      <text:h text:style-name="Heading_20_1" text:outline-level="1">Personal Projects</text:h>
      <text:list text:style-name="L9">
        <text:list-item>
          <text:p text:style-name="P13">Since 2016 <text:span text:style-name="T143">Mukabe</text:span>, <text:a xlink:type="simple" xlink:href="https://mukabe.com" office:name=""><text:span text:style-name="Definition">https://mukabe.com</text:span></text:a>.</text:p>
          <text:p text:style-name="P14"><text:span text:style-name="T144">Mukabe</text:span> is the new way of navigate through information, the new social and online organization, and the new way to get visibility for you, your projects or your company. Technologies: Django, Celery, Redis, ElasticSearch, Ansible, Fabric, AWS, Social APIs (Instagram, Facebook, Google+,...).</text:p>
        </text:list-item>
        <text:list-item>
          <text:p text:style-name="P13">Since 2015 <text:span text:style-name="T145">RegaloInteligente</text:span>, <text:a xlink:type="simple" xlink:href="http://regalointeligente.com" office:name=""><text:span text:style-name="Definition">http://regalointeligente.com</text:span></text:a>.</text:p>
          <text:p text:style-name="P15">Search engine of gifts with parameters like gender and age, and filter for prices. Web and Android applications (available in Google Play). Twitter bot with auto posting and automatic reply. Telegram bot.</text:p>
        </text:list-item>
        <text:list-item>
          <text:p text:style-name="P13">2013 – 2014 <text:span text:style-name="T146">CursosDeSEO</text:span>, <text:a xlink:type="simple" xlink:href="http://cursosdeseo.net" office:name=""><text:span text:style-name="Definition">http://cursosdeseo.net</text:span></text:a>.</text:p>
          <text:p text:style-name="P16">Search engine of courses from different platforms and formats.</text:p>
        </text:list-item>
      </text:list>
      <text:h text:style-name="Heading_20_1" text:outline-level="1">Free Software Projects</text:h>
      <text:list text:style-name="L10">
        <text:list-item>
          <text:p text:style-name="P17">Since 2014 <text:span text:style-name="T147">WooDPD</text:span>, <text:a xlink:type="simple" xlink:href="http://woodpdplugin.com" office:name=""><text:span text:style-name="Definition">http://woodpdplugin.com</text:span></text:a>.</text:p>
          <text:p text:style-name="P18">WordPress Plugin to integrate DPD purchases in WooCommerce.</text:p>
        </text:list-item>
        <text:list-item>
          <text:p text:style-name="P17">Since 2013 <text:span text:style-name="T148">OrigamiPress</text:span>, <text:a xlink:type="simple" xlink:href="http://origamipress.com" office:name=""><text:span text:style-name="Definition">http://origamipress.com</text:span></text:a>.</text:p>
          <text:p text:style-name="P19">Blog tool, publishing platform, and CMS developed in Python. Yet to be published.</text:p>
        </text:list-item>
        <text:list-item>
          <text:p text:style-name="P17">Since 2009 <text:span text:style-name="T149">cvBlob</text:span>, <text:a xlink:type="simple" xlink:href="http://cvblob.googlecode.com" office:name=""><text:span text:style-name="Definition">http://cvblob.googlecode.com</text:span></text:a>.</text:p>
          <text:p text:style-name="P20">Blob library for OpenCV, widely used in computer vision and robotic research.</text:p>
        </text:list-item>
      </text:list>
      <text:h text:style-name="Heading_20_1" text:outline-level="1">Languages</text:h>
      <text:list text:style-name="L11">
        <text:list-item>
          <text:p text:style-name="P21"><text:span text:style-name="T150">Spanish</text:span> Native</text:p>
        </text:list-item>
        <text:list-item>
          <text:p text:style-name="P21"><text:span text:style-name="T151">English</text:span> Fluent</text:p>
        </text:list-item>
      </text:list>
      <text:h text:style-name="Heading_20_1" text:outline-level="1">Qualities</text:h>
      <text:h text:style-name="Heading_20_2" text:outline-level="2">Computer skills</text:h>
      <text:p text:style-name="Definition_20_Term_20_Tight"><text:span text:style-name="T152">Languages:</text:span></text:p>
      <text:p text:style-name="Definition_20_Definition_20_Tight">Python, Bash, JavaScript, HTML5, CSS3, C, C++, Java, SQL, PHP, ASP, Delphi, Octave, Matlab, ActionScript, Assembly (Intel x86, AT&amp;T). <text:span text:style-name="T153">Databases:</text:span></text:p>
      <text:p text:style-name="Definition_20_Definition_20_Tight">MongoDB, ElasticSearch, Redis, Memcached, PostgreSQL, Oracle, MySQL. <text:span text:style-name="T154">Web</text:span><text:span text:style-name="T155"> </text:span><text:span text:style-name="T156">servers:</text:span></text:p>
      <text:p text:style-name="Definition_20_Definition_20_Tight">Apache, Nginx. <text:span text:style-name="T157">Environments:</text:span></text:p>
      <text:p text:style-name="Definition_20_Definition_20_Tight">Vim, GDB, Make, CMake, Android Studio, Eclipse, KDevelop, Visual Studio. Mercurial, Git, Subversion, CVS. <text:span text:style-name="T158">Frameworks:</text:span></text:p>
      <text:p text:style-name="Definition_20_Definition_20_Tight">Django, Pyramid, Node.js, Express.js, Bootstrap, Mako, Celery, Cornice, Scrapy, WordPress, OpenCV, OpenGL, OAuth. <text:span text:style-name="T159">Deployment:</text:span></text:p>
      <text:p text:style-name="Definition_20_Definition_20_Tight">Ansible, Fabric, VirtualEnv, Supervisor, Upstart, Docker/Dokku, Vagrant, AWS API. <text:span text:style-name="T160">Data</text:span><text:span text:style-name="T161"> </text:span><text:span text:style-name="T162">Analysis:</text:span></text:p>
      <text:p text:style-name="Definition_20_Definition_20_Tight">Pandas, NumPy, SciPy, Matplotlib, MapReduce. <text:span text:style-name="T163">Technologies:</text:span></text:p>
      <text:p text:style-name="Definition_20_Definition_20_Tight">RESTful Web Services, Ajax. <text:span text:style-name="T164">APIs:</text:span></text:p>
      <text:p text:style-name="Definition_20_Definition_20_Tight">PayPal, Google Wallet, Amazon, Facebook, Twitter, Instagram, Braintree, Telegram. <text:span text:style-name="T165">Platforms:</text:span></text:p>
      <text:p text:style-name="Definition_20_Definition_20_Tight">GNU/Linux (Ubuntu, Debian, SuSE Enterprise Server), Android. AWS, DigitalOcean. <text:span text:style-name="T166">Others:</text:span></text:p>
      <text:p text:style-name="Definition_20_Definition_20_Tight">LaTeX, Doxygen, LibreOffice, Inkscape, Gimp, Krita, Photoshop, Flash.</text:p>
      <text:h text:style-name="Heading_20_2" text:outline-level="2">Personal skills</text:h>
      <text:h text:style-name="Heading_20_3" text:outline-level="3">Engineering:</text:h>
      <text:list text:style-name="L12">
        <text:list-item>
          <text:p text:style-name="P22">Ability to find creative solutions.</text:p>
        </text:list-item>
        <text:list-item>
          <text:p text:style-name="P22">Strong analytical, able to anticipate issues, resolve concerns and improve efficiency.</text:p>
        </text:list-item>
        <text:list-item>
          <text:p text:style-name="P22">Good software engineering skills.</text:p>
        </text:list-item>
        <text:list-item>
          <text:p text:style-name="P22">Care of coding standards.</text:p>
        </text:list-item>
        <text:list-item>
          <text:p text:style-name="P22">Eager to learn and develop new skills.</text:p>
        </text:list-item>
      </text:list>
      <text:h text:style-name="Heading_20_3" text:outline-level="3">Others:</text:h>
      <text:list text:style-name="L13">
        <text:list-item>
          <text:p text:style-name="P23">Ability to work without direct supervision.</text:p>
        </text:list-item>
        <text:list-item>
          <text:p text:style-name="P23">Skilled in building excellent rapport with team members and clients.</text:p>
        </text:list-item>
        <text:list-item>
          <text:p text:style-name="P23">Great verbal and written communication skills (wide experience in both Spanish and English).</text:p>
        </text:list-item>
        <text:list-item>
          <text:p text:style-name="P23">Professional experience in public speaking.</text:p>
        </text:list-item>
      </text:list>
      <text:h text:style-name="Heading_20_1" text:outline-level="1">Interests</text:h>
      <text:p text:style-name="First_20_paragraph">GNU/Linux, web servers, web spiders, image processing, computer vision, computer graphics, artificial intelligence, compilers development, secur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